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Panel.UserInfo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InfoPane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getConfirm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getPasswordConfi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setStatusListener( Statu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setNewEntityMode( boolean newEntit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setFields( LocalUser localUser ,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alterModifier( LocalUser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InfoPanel.getFirst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getLast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alterModifier( HauskeysUser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InfoPanel.isUpToD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serInfoPanel.get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UserInfoPanel.getRealm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Info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Info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Panel.isPasswordO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setFields( HauskeysUser hauskeys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nfoPanel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